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
      <text:p text:style-name="p4"/>
      <text:p text:style-name="p4"/>
      <text:p text:style-name="p4"><text:span text:style-name="c5">FOREWORD</text:span></text:p>
      <text:p text:style-name="p4"/>
      <text:p text:style-name="p4"><text:span text:style-name="c6"><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Population urbanization is happening around the world at an ever increasing rate. The world population is now 54% urban (United Nations 2014) and for economically developed regions this number is much higher. <text:s/>In California for example, 95% of the population is urban (US Census 2010). <text:s/>While urbanization brings promises of economic and other opportunities, it has also historically contributed to our detachment from nature. </text:span></text:p>
      <text:p text:style-name="p4"><text:span text:style-name="c0"><text:tab/>Cities inherently separate urban citizens from wild landscapes. <text:s/>The physical boundary between urban and wild spaces is almost always clearly visible and poignantly felt. <text:s/>This stark geographical contrast has also taken over our psychological perception of where nature exists. <text:s/>People go, or believe they have to go, outside of the city to seek experiences with nature. <text:s/>We have forgotten that our cities are built on rich soils, near creeks, and along historic wildlife migratory routes. Remnants of this nature continue to exist in urban spaces - there are fish, birds, insects, and mammals, that find food and shelter in our urban creeks, in our park and backyard plants, and in our soils. </text:span></text:p>
      <text:p text:style-name="p4"><text:span text:style-name="c0"><text:tab/>And for as long as we continue to forget that nature exists in our urban spaces, we will continue to lose generations-worth of ecological intuition and understanding, a phenomenon that Peter Kahn (2002) calls Environmental Generational Amnesia. <text:s/>New generations have no memory of the natural environment as it might have been during prior generations. <text:s/>Without any intervention, such as environmental education, Environmental Generational Amnesi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 <text:s/>Without any education interventions, our detachment from nature is omnipresent and structured to persist. <text:s/>But this cannot continue. <text:s/>There must be greater recognition that the geographic reality of “nature” is not a rigid spatial dichotomy between “urban” and “wild”, but a complex network of physical environments that nourish all kinds of life, existing inside and outside of cities. <text:s/>In fact, cities are connected to other cities and landscapes through the flow of water and nutrients, the movement of air, and the migration of animals. <text:s/></text:span></text:p>
      <text:p text:style-name="p4"><text:span text:style-name="c0"><text:tab/>Nature - wild nature - is very much present in our urban spaces, and is perhaps most visible in the wildlife that seeks to use our urban trees, creeks, backyard gardens, and local parks. <text:s/>Most cities do not offer stereotypical grand wild landscapes that make your heart skip or take your breath away. <text:s/>But we can still have highly memorable experiences with nature without ever leaving our cities.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pan></text:p>
      <text:p text:style-name="p4"/>
      <text:p text:style-name="p4"/>
      <text:p text:style-name="p1"/>
      <text:p text:style-name="p1"/>
      <text:p text:style-name="p4"><text:span text:style-name="c5">INTRODUCTION</text:span><text:span text:style-name="c0"> </text:span></text:p>
      <text:p text:style-name="p1"><text:span text:style-name="c0"><text:tab/>The San Francisco Bay Area is a rapidly growing, globally connected metropolis, with high urban density and an increasing transient population that temporarily comes here to work and study. <text:s/>But the San Francisco Bay Area is also a continentally vital estuary system and is internationally recognized as a biodiversity hotspot. <text:s/>If the SF Bay Area is to have a future that sustains a growing human population, but also preserves its unique ecological habitats and status as a biodiversity hotspot, it is paramount that the people that live here are ecologically conscientious of their local environment. <text:s/></text:span></text:p>
      <text:p text:style-name="p1"><text:span text:style-name="c0"><text:tab/>A great start to such stewardship of urban nature is learning to recognize the living and non-living natural systems that exist in our urban spaces. But how does an entire urban citizenry become more ecologically aware? <text:s/>So far, the common approach to ecological literacy has been through environmental education programs and initiatives that often target children and youth. <text:s/>Environmental education is shown to improve children's environmental awareness, interests, and intentions, and the results of hands-on workshops improve children’s awareness of invisible forms of water and air pollution (Kubota et al. 2013, others?). <text:s/>These young adults are our future voting and acting citizens, and studies show that an ecologically literate public is more likely to understand and support both bottom-up and top-down environmental solutions, especially if the public feels personally invested and has the tools to change its behavior (Stevenson et al. 2013; Zion et al. 2011). <text:s/>Environmental knowledge also empowers communities to tackle local issues like public health (), climate change and habitat destruction (Thomashow 2002). <text:s/></text:span></text:p>
      <text:p text:style-name="p1"><text:span text:style-name="c0"><text:tab/>Although knowledge and cognizance of an issue is a prerequisite to action (Hungerfold and Volk 1990), it is not enough. <text:s/>Effective environmental education programs will focus on places that are dear to us, in an effort that’s called place-based environmental education. <text:s/>Stedman (2002, 577)’s research shows that “we are willing to fight for places that are more central to our identities and that we perceive as being in less-than-optimal condition.” <text:s/>Such places can be our homes, backyards, local neighborhoods, and even our cities; they tend to hold deep significance for us and we feel certain levels of ownership over them, which is a major variable in responsible citizen behavior (Hungerford and Volk 1990). These places where we live provide immediate context for understanding the interaction between landscape, infrastructure and culture (David Sobel 2005 Place-based Education: Connecting classrooms and communities. <text:s/>Great Barrington, MA: The Orion Society), which helps us understand their connection to other places and the impacts of our behavior on local quality of life (Thomashow 2002). </text:span></text:p>
      <text:p text:style-name="p1"><text:span text:style-name="c0"><text:tab/>This emotional attachment that we have to the places around us where we work, live, and play is actually a psychological phenomenon that environmental psychologists call “place-attachment” (). <text:s/>Not surprisingly, stronger place-attachment to the local natural environment is correlated with pro-environmental behavior (Scannell and Gifford 2010, others?). <text:s/>But Vorkin and Reese (2001) say that <text:s/>pro-environmental behavior and environmental concern are also dependent on what the environment means to us. Brehm, Eisenhauer, and Stedman (2013, 533) explain that what a place means to us is representative of our “perceived interconnection between [our]selves and nature (biosphere) rooted in the contextual element of the specific place.” <text:s/>(This concept that a place means something to us is called place-meaning).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Also, these programs are unable to provide life-long access and engagement to their participants such that their environmental knowledge is continuously reaffirmed, updated and acted upon.</text:span></text:p>
      <text:p text:style-name="p1"><text:span text:style-name="c0"><text:tab/>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In particular, it might be possible to utilize online mapping technologies to create a place-based environmental education medium. <text:s/>Online maps are easily accessible and always present, can focus on a given place, can be quickly edited to reflect new information and changes in the environment, and can be designed to encourage action. The obvious drawback is that they lack the social element of learning, but social networking and in-person group activities can be incorporated. <text:s/></text:span></text:p>
      <text:p text:style-name="p1"><text:span text:style-name="c0"><text:tab/></text:span></text:p>
      <text:p text:style-name="p1"><text:span text:style-name="c0"><text:tab/>With all this in mind, place-based environmental education might actually be doing more than simply educating people. <text:s/>Is it possible that by learning about our local environment, we are learning to see our backyards, neighborhoods and cities in a new way and attribute new meanings to them? <text:s/>Is place-based environmental education actually deepening our place-attachment to our local nature? <text:s/>Is it creating in our minds new, environmentally and ecologically minded, place-meanings? <text:s/>It is these questions that spurred this thesis study.</text:span></text:p>
      <text:p text:style-name="p1"/>
      <text:p text:style-name="p1"><text:span text:style-name="c0">Purpose:</text:span></text:p>
      <text:p text:style-name="p1"><text:span text:style-name="c0"><text:tab/>This thesis utilizes web-maps as a place-based environmental educational tool specific to Berkeley’s avian wildlife and urban creek systems. <text:s/>This environmental education effort serves the primary objective of this research, which is to investigate the role of place-based environmental knowledge on a person’s place-attachment and place-meanings. <text:s/>The study is based upon a sense-of-place theoretical framework specific to the concepts of place-attachment and place-meaning. <text:s/>Prior <text:s/>place-attachment and place-meanings research mainly investigates the role of in-person experiences with places, but some recent research is starting to study the role of environmental education programs on place-attachment and place-meanings. <text:s/>Yet, there still are no studies that examine the impact of environmental knowledge on place-attachment or -meanings,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text:span text:style-name="c0"><text:tab/>Hungerford and Volk (1990, 263) explain that the first major goal in environmental education is to “provide learners with sufficient ecological knowledge to permit him/her to eventually make ecologically sound decisions with respect to environmental issues”. </text:span></text:p>
      <text:p text:style-name="p4"/>
      <text:p text:style-name="p4"/>
      <text:p text:style-name="p4"/>
      <text:p text:style-name="p4"><text:span text:style-name="c5">LITERATURE REVIEW</text:span></text:p>
      <text:p text:style-name="p4"/>
      <text:p text:style-name="p4"><text:span text:style-name="c5">Sense-of-Place: Place-attachment and Place-meanings</text:span></text:p>
      <text:p text:style-name="p4"/>
      <text:p text:style-name="p4"><text:span text:style-name="c0"><text:tab/>Everything we do happens at a particular place, and our behavior is influenced by our sense of that place. <text:s/>“Sense-of-place” was casually introduced as a concept in urban planning circa 1960 (e.g. Lynch 1960), but it was the work of geographers Edward Relph (1976) and Yi-Fu Tuan (1974, 1976, 1977) that launched a deeper investigation of “place”, how we experience places and how we form a sense of place. <text:s/></text:span></text:p>
      <text:p text:style-name="p4"><text:span text:style-name="c0"><text:tab/>Our experiences of the social and physical dimensions of place are inherently self-centered (Tuan 1974, 1976, 1977; Relph 1976). <text:s/>Consequently, we imbue significance and meanings onto place through processes that environmental psychologists identify as place-attachment and place-meanings. <text:s/>Together, our place-attachment and place-meanings directly contribute to our sense of place (Kudryavtsev 201..). <text:s/></text:span></text:p>
      <text:p text:style-name="p1"><text:span text:style-name="c0"><text:tab/>As Kudryavtsev (201??)’s study suggests, it is important to consider both concepts together when studying sense-of-place. <text:s/>Particularly, place-meanings helps us understand the reasons for place-attachment. <text:s/>Stedman (2002, 566) explains: “knowing that someone is strongly attached to place does not by itself suggest much about the nature of this attachment or what behaviors might ensure”. <text:s/>To illustrate Stedman’s (2002) argument, let’s use the statement “The forest is a very important place to me,” which is indicative of strong place-attachment. <text:s/>However, the reason for this attachment is unclear unless we follow up with a statement that describes what that place means to us. <text:s/>“The forest is a very important place to me; it’s a source of lumber and job security,” the latter being an example of a resource-economic place-meaning. But for another person, the forest might have a recreational place-meaning - it is where they go hiking and camping. <text:s/>For these reasons, this study is framed by both place-attachment and place-meanings. <text:s/>Let's define and further explore these concepts. </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such a bond with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Moreover, place-attachments are not stagnant, but they change as a reflection of the external and internal forces that influence how we experience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text:span><text:span text:style-name="c6">what</text:span><text:span text:style-name="c0">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span></text:p>
      <text:p text:style-name="p1"/>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Manzo 2005).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 add a few). <text:s/>And with time, we grow fond of places that we perceive as integral to our identity and sense of self (Chawla 1992; Manzo 2005). <text:s/></text:span></text:p>
      <text:p text:style-name="p4"><text:span text:style-name="c0"><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Nanzer?) study really liked the state of Michigan. <text:s/></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or “place-meanings” is a concept that refers to the symbolic meanings that people ascribe to places (cite). <text:s/>Place-meanings are descriptive and answer the question of “What </text:span><text:span text:style-name="c6">kind </text:span><text:span text:style-name="c0">of a place is this?” (Stedman 2008). <text:s/>As for place-attachment, 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But if there is strong commonality in the way a place is experienced, it also possible for place-meanings to converge and agree (Stedman 2008). <text:s/>Furthermore, Gustafson (2001) shows that place-meanings fall somewhere along and inside a triangular continuum of relationships between the self, others, and the environment (Fig?).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much is hypothesized but little is confirmed about the mechanisms by which we produce place-meanings, or how they affect our place-attachment. <text:s/>Stewart (2008) asserts that to develop a particular place-meaning, people need to have a direct experience with the place, but possibly also by obtaining knowledge about the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meanings are revealed to us only after a place is disturbed or we have lost it (Stewart 2008). <text:s/>(Talk about study where 70% of neighborhood trees had to be cut down and people began to realized their ecological and aesthetic role they played). <text:s/>It is through language and conversation that we can learn about other people's place-meanings, communicate our own, or even create new ones (Stewart 2008; Stokowski 2008). </text:span></text:p>
      <text:p text:style-name="p4"/>
      <text:p text:style-name="p4"/>
      <text:p text:style-name="p4"/>
      <text:p text:style-name="p4"><text:span text:style-name="c0">3: Factors that influence Place-Attachment and Place-Meaning</text:span></text:p>
      <text:p text:style-name="p4"/>
      <text:p text:style-name="p4"><text:span text:style-name="c0"><text:tab/>A number of factors influence the type and intensity of our place-attachment and place-meanings. Beckley (2003) hypothesized that some of these factors are culture, geographic scale, the physical environment, length of residency, ecological and sociocultural disruptions, and place-related knowledge. <text:s/>Since then, a lot of research has confirmed Beckley’s hypotheses and added gender, race, class, and sexual orientation race also influential to our relationships with place.</text:span></text:p>
      <text:p text:style-name="p4"/>
      <text:p text:style-name="p1"><text:span text:style-name="c0">3.1: Culture, Society</text:span></text:p>
      <text:p text:style-name="p1"/>
      <text:p text:style-name="p1"><text:span text:style-name="c0"><text:tab/>It is undeniable that culture and society play a major role in guiding our experiences with place, and therefore, guide our sense of place, our place-attachment and our place-meanings. <text:s/>In fact, there is strong agreement that place-meanings and place-attachment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 are a reflection of our given society and culture (Eisenhauer et al. 2000). <text:s/></text:span></text:p>
      <text:p text:style-name="p1"/>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 and place-meanings that we form (Massey 1994; Manzo 2005). <text:s/>In particular, these four factors can restrict the degree to which we feel free and safe in our experience of a place, or even the way in which we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ness” introduced by Relph (1976), where a person feels alienated or separated from a place, and possibly unsafe and unwelcome. <text:s/>Nanzer (2004) found that gender did not play a significant role in place-attachment, but racial back.ground influenced a person's sense of place (more details). <text:s/>It is important to understand that divergence in research findings likely result from a divergence in the cultures and societies of the places being studied. <text:s/>Unless authors studied the same places and populations, it is not appropriate to make cross-study comparisons. <text:s/></text:span></text:p>
      <text:p text:style-name="p1"/>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explore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Kaltenborn (1998) suggests in (her?his?) their study that people develop strong place-attachments to aesthetically pleasing environments. <text:s/>Similarly, Eisenhauer, Krannich, and Blahna (2000) established that “environmental features/characteristics” were one of the dominant reasons for strong attachment to special places in southern Utah. If the quality of the natural environment is poor, or perceived so, a person might not be attached to it and they may not attribute to it any nature-related place-meaning. <text:s/>((In other words, their lack of environmental sense of place may not necessarily reflect a lack of environmental values, but simply reflect their perceptions of the quality of the natural environment. <text:s/>This is an area that needs more research. )) <text:s/>Lastly, an aspect that the reviewed literature fails to mentions is that the physical environment also dictates where we can or cannot go, which has a profound impact on the set of our experiences of any given place, especially for people with physical disabilities.</text:span></text:p>
      <text:p text:style-name="p1"/>
      <text:p text:style-name="p4"/>
      <text:p text:style-name="p4"><text:span text:style-name="c0">3.3: Geographic scale</text:span></text:p>
      <text:p text:style-name="p4"/>
      <text:p text:style-name="p1"><text:span text:style-name="c0"><text:tab/>Our sense-of-place also varies with geographic scale. <text:s/>Nanzer (2004) found that the strength of place-attachment increases with scale. <text:s/>In other words, we are most strongly attached to our immediate living premises like our house and yard, then to our neighborhood and city, and lastly to our region and country (). <text:s/>Gustafson (2001) analyzed the influence of scale on the type of place-meanings and found that smaller, local places (residences, neighborhoods, villages) were more often associated with self-related place-meanings, while larger places (region, nation, continent) were more often associated with others and/or the environment. <text:s/>This is an interesting find, as it shows that people rarely associate their local places with the natural environment??</text:span></text:p>
      <text:p text:style-name="p4"/>
      <text:p text:style-name="p4"><text:span text:style-name="c0">3.4: Time, and Length of Residence</text:span></text:p>
      <text:p text:style-name="p4"/>
      <text:p text:style-name="p1"><text:span text:style-name="c0"><text:tab/>Neither place-attachment nor place-meanings are constant. <text:s/>With time, they mold and change to reflect the new experience we have at a given place (Stedman 2008). <text:s/>Davenport and Anderson (2005) found that place-meanings ascribed to the Niobrara River in Nebraska evolved over time, often growing to include, or at least recognize, the biophysical uniqueness of the river. <text:s/>The longer a person experiences a place, the deeper their attachment to it (Low and Altman 1992; Hay 1998; McAndrew 1998; Moore and Graefe 1994 REFER TO NANZER REFS; Raymond, Brown, &amp; Weber 2010), but the type of place-attachment may change. <text:s/>For example, Larson, Frietas, and Hicks (2013) found that with time, new residents experienced a shift in their attachment from the environmental to the social dimension of place. <text:s/>In general, the more time a person resides in one place, the more likely they will have important and meaningful experiences with that place (Gustafson 2001). <text:s/></text:span></text:p>
      <text:p text:style-name="p4"/>
      <text:p text:style-name="p4"><text:span text:style-name="c0">3.5: Disruptions, Change, and Conflict</text:span></text:p>
      <text:p text:style-name="p4"/>
      <text:p text:style-name="p1"><text:span text:style-name="c0"><text:tab/>Brown (1992) discusses that established place-attachments provide a sense of security and stability. <text:s/>Anything that challenges or disrupts established place-attachments also challenges the security and stability they provide. <text:s/>Such changes are usually undesired and stressful, and can be caused by natural disasters (e.g., Burley et al. 2007), plant or animal diseases (e.g., Hunter 2011), or human interventions, like development of pristine areas (Stedman ?). <text:s/>But in some cases of devastating natural distasters, strong place-attachments and place-meanings motivate people to restore a place and its natural environment (Burley et al. 2007). <text:s/>In other cases, planned changes endanger or challenge established place-meanings and cause conflict between stakeholders (citation ?). <text:s/>But, Davenport and Anderson (2005) conclude from their study that while development challenged some place-meanings, it enhanced others.</text:span></text:p>
      <text:p text:style-name="p4"><text:span text:style-name="c0"><text:tab/></text:span></text:p>
      <text:p text:style-name="p4"/>
      <text:p text:style-name="p4"><text:span text:style-name="c0">3.6: Knowledge: Personal, Formal, and in Story Form </text:span></text:p>
      <text:p text:style-name="p4"/>
      <text:p text:style-name="p1"><text:span text:style-name="c0">“Once you know, you cannot put that knowledge away.” - Sylvia Alice Earle</text:span></text:p>
      <text:p text:style-name="p1"/>
      <text:p text:style-name="p1"><text:span text:style-name="c0"><text:tab/>Knowledge plays an important role in developing our a sense of place. <text:s/>There are a few different types of knowledge. <text:s/>Personal knowledge is gained through in-person experiences, whereas formal knowledge is gained through a more factual medium, like a textbook, a teacher, a website. <text:s/>Gustafson (2001) found that place-meanings concerning the relationship between the self and the environment depend on formal and personal knowledge people have of the environment. <text:s/>For example, in Davenport and Anderson (2005)’s study on place-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Barlett (2005), who conducted a study on a faculty workshop to reconnect to the college campus natural environment, reports that learning to identify tree species was one aspect of the workshop experience that enhanced place-attachment for some participants. </text:span></text:p>
      <text:p text:style-name="p1"><text:span text:style-name="c0"><text:tab/>But knowledge can also be gained through stories, which are essentially an effort to personalize formal knowledge. It i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Stories bring such relationships to the front and geographically contextualize knowledge and experiences. <text:s/>Additionally, because stories are inherently embedded with place-meanings, they make effective mediums for conveying place-meanings to others. <text:s text:c="5"/></text:span></text:p>
      <text:p text:style-name="p4"/>
      <text:p text:style-name="p4"><text:span text:style-name="c5">Stories, Web-maps, and Web-map Stories</text:span></text:p>
      <text:p text:style-name="p1"/>
      <text:p text:style-name="p1"><text:span text:style-name="c0"><text:tab/>People naturally express place-meanings and place-attachments through storytelling. Davenport and Anderson (2005) extracted meanings and attachment to the Niobrara river from their participants’ storytelling. <text:s/>In Barlett (2005)’ study, workshop participants said that stories about the natural environment of their campus was also particularly effective in helping them reconnect with the nature on their campus (strengthen their place-attachment to their natural surroundings). <text:s/>Hadzigeorgiou et al. (2011) found that for children, storytelling was a more effective method of idea retention and initiating stewardship than traditional show-and-tell. <text:s/></text:span></text:p>
      <text:p text:style-name="p4"><text:span text:style-name="c0"><text:tab/></text:span></text:p>
      <text:p text:style-name="p4"><text:span text:style-name="c5">4. Review of Literature Methodology </text:span></text:p>
      <text:p text:style-name="p4"/>
      <text:p text:style-name="p4"><text:span text:style-name="c5">4.1. Methodologies for Studying Place-attachment and Place-Meanings </text:span></text:p>
      <text:p text:style-name="p4"/>
      <text:p text:style-name="p4"><text:span text:style-name="c6">Research Design</text:span></text:p>
      <text:p text:style-name="p4"><text:span text:style-name="c0"><text:tab/>Qualitative and quantitative research take very different approaches to measuring and studying place-attachment and place-meanings. <text:s/>In the reviewed literature, qualitative studies often use an interpretive research design, with data collection and analysis geared toward induction and theory generation. <text:s/>Quantitative studies on the other hand often use a positivist approach with deductive analysis and theory-testing techniques. </text:span></text:p>
      <text:p text:style-name="p1"><text:span text:style-name="c0"><text:tab/>This methodological divergence is well reflected in the way place-meanings and place-attachment are studied. <text:s/>To begin with, quantitative research often recruits a large and random sample of participants through mail-in surveys (Nanzer 2004; Stedman 2003a; others?). <text:s/>Other strategies are also used, like intercepting people at a variety of locations and different times of the day with a short questionnaire (Scannell and Gifford 2010). <text:s/>Large and random samples allow for statistical analysis of the data. Qualitative research, on the other hand, usually recruits a smaller and non-random population of participants through snowball sampling (e.g., Cantrill 1998; Manzo 2005; Davenport and Anderson 2005), with the goal of ??. </text:span></text:p>
      <text:p text:style-name="p1"/>
      <text:p text:style-name="p1"><text:span text:style-name="c6">Instruments</text:span></text:p>
      <text:p text:style-name="p1"><text:span text:style-name="c0"><text:tab/>The instruments used to gather this data is also varied. <text:s/>Open-ended interviews with follow-up questions (Cantrill 1998; Davenport and Anderson 2005) and semi-structured interviews (Gustafson 2001; Manzo 2005) prevail in qualitative research. <text:s/>(Discuss qualitative interview questions?)<text:tab/> <text:s text:c="2"/>Qualitative methods such as open-ended or semi-structured interviews dig deeper, allowing the participant to fully express the complexity of what a place means to them and why. <text:s/>Qualitative researchers have also employed storytelling and photonarratives .. (). </text:span></text:p>
      <text:p text:style-name="p1"><text:span text:style-name="c0"><text:tab/>In quantitative sense-of-place research, the most common instrument is the Likert-scale survey, where the authors create statements representative of place-attachment or place-meanings that participants agree or disagree with on a five-point (e.g., Nanzer 2004) or seven-point (e.g., Stedman 2003a; Brehm, Eisenhauer, &amp; Stedman 2013) scale. <text:s/>These surveys essentially measure the level of participant agreement with author-defined place-attachment or place-meanings.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They do not allow the participant to express their own place-attachment or place-meanings. <text:s/>To bridge the gap between qualitative and quantitative data gathering methods, Eisenhauer et al (2000) used open-ended mail-in surveys. <text:s/>This allowed the authors to reach a larger, random, population of potential participants, yet still achieve a certain depth and richness in their data as a result of leaving their survey open-ended.</text:span></text:p>
      <text:p text:style-name="p1"/>
      <text:p text:style-name="p1"><text:span text:style-name="c6">Survey Design</text:span></text:p>
      <text:p text:style-name="p1"><text:span text:style-name="c6"><text:tab/></text:span><text:span text:style-name="c0">The methodology used to generate statements representative of place-attachment or place-meanings is not discussed in any of the reviewed studies. It is difficult to understand how exactly authors developed a particular set of statements or why they choose to borrow and adapt certain statements from previous studies. <text:s/></text:span></text:p>
      <text:p text:style-name="p1"/>
      <text:p text:style-name="p1"><text:span text:style-name="c6">Analysis</text:span></text:p>
      <text:p text:style-name="p1"><text:span text:style-name="c0"><text:tab/>Naturally, there is a bit of disagreement about whether it is appropriate or even possible to measure and quantify these complex, highly interwoven and interdependent, concepts (look up Davenport and Anderson 2005; Stedman 2008; Manzo 2008). <text:s/>Quantitative research often focuses on measuring the strength of people’s place-attachment and place-meanings, often leading to the use of multiple linear regression analysis (Stevenson et al. 2013? is this place-attachment?), maximum likely factor analysis (Stedman 2002), etc find the rest. <text:s/>Qualitatively, the focus is on the exploration and deeper understanding of place-attachment and place-meanings. <text:s/><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and Davenport and Anderson (2005) used open-coping methodology to categorize responses to interview questions; the author identified the dominant themes in each response through analysis of distinct features. <text:s/>Gustafson (2001)’s coding was at first very specific and used words directly from the responses, but as themes began to emerge, thematically similar codes were all converted under the same category (e.g., “nature”, “buildings” -&gt; “physical environment”). <text:s/>To interpret the data, Davenport and Anderson (2005) generated tables and concept maps that illuminated the underlying data structure.</text:span></text:p>
      <text:p text:style-name="p4"/>
      <text:p text:style-name="p1"><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text:span text:style-name="c5">4.2. Methodologies for Measuring Knowledge</text:span></text:p>
      <text:p text:style-name="p4"/>
      <text:p text:style-name="p1"><text:span text:style-name="c6">Before and After tests (Pre-test/Post-test)</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
      <text:p text:style-name="p4"/>
      <text:p text:style-name="p4"/>
      <text:p text:style-name="p4"/>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
      <text:p text:style-name="p4"/>
      <text:p text:style-name="p4"/>
      <text:p text:style-name="p4"><text:span text:style-name="c0"><text:tab/></text:span></text:p>
      <text:p text:style-name="p4"/>
      <text:p text:style-name="p4"/>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text:span text:style-name="c0">Criticisms?: Stedman (2002) measures place attachment with a variety of statements that sound more like measures of place-identity and place-dependence in particular (e.g., “It reflects the type of person I am”; “It is the best place to do the things I enjoy”). <text:s/>Although research has attempted to group place-identity and place-dependence under place-attachment, it seems that these are concepts that are rather explanatory of the attachment itself, not cases of attachment. </text:span></text:p>
      <text:p text:style-name="p4"/>
      <text:p text:style-name="p4"/>
      <text:p text:style-name="p4"/>
      <text:p text:style-name="p4"/>
      <text:p text:style-name="p4"><text:span text:style-name="c0">5. Gaps, and Inconsistencies in the Literature</text:span></text:p>
      <text:p text:style-name="p4"/>
      <text:p text:style-name="p4"><text:span text:style-name="c0">5.1. Inconsistencies</text:span></text:p>
      <text:p text:style-name="p4"/>
      <text:p text:style-name="p4"><text:span text:style-name="c0"><text:tab/>Sense-of-place, and its constituent concepts, is studied by geographers, sociologists, psychologists, urban planners and others, all of whom bring their particular language and perspective (Ardoin 2006). <text:s/>In addition, sense-of-place has a complex multi-dimensionality that spans “ecological, built, social, and symbolic environments” (Hummon 1992, 253; Ardoin 2006). <text:s/>It is then not surprising that the sense-of-place literature is at times difficult to follow or inconsistent in its use of terminology. <text:s/><text:tab/>Regarding a major inconsistency in the terminology, Stedman (2008) and Stewart (2008) point out: “place-meaning” is not the same as “place-attachment”. The trouble starts with the words “meaning” and “meaningful” (</text:span><text:span text:style-name="c6">syn.</text:span><text:span text:style-name="c0"> important, significant), which are often used in the literature to explain or represent place-attachment. <text:s/>For example, <text:s/>“This place is meaningful to me” or “This place holds meaning for me”, where meaningful/meaning are used to convey importance or significance, a place-attachment attribute. <text:s/>Perhaps unintentionally, authors sometimes slip into usage of “place meaning” when they mean “place attachment” (e.g. ?? Manzo 2005, 2008? Scannell and Gifford 2010, Stokowski 2008). <text:s/>But this language is misleading, and especially confusing for readers unfamiliar with the field. <text:s/>For this reason, in this thesis the concept of “place meaning” is hyphenated and pluralized into “place-meanings”, to serve as an easy reminder that the concept refers to the kinds of meanings we attribute to places, and not to the degree of importance/significance of a place. <text:s/>It would be great to see authors be more cognizant of this language issue, and avoid usage of “meaning/meaningful” in reference to place-attachment.</text:span></text:p>
      <text:p text:style-name="p4"/>
      <text:p text:style-name="p1"><text:span text:style-name="c0"><text:tab/>Other inconsistencies are methodological in nature. <text:s/>The statement “The Great Lakes are important to me” are used as a measure for place identity not place attachment (Nanzer 2004). <text:s/></text:span></text:p>
      <text:p text:style-name="p1"><text:span text:style-name="c0"><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span></text:p>
      <text:p text:style-name="p4"/>
      <text:p text:style-name="p4"><text:span text:style-name="c0">5.2. <text:s/>Gaps</text:span></text:p>
      <text:p text:style-name="p4"/>
      <text:p text:style-name="p1"><text:span text:style-name="c0"><text:tab/>Many questions remain unanswered in the sense-of-place literature. From a theoretical perspective, there is still no definitive model that explains how all the sense-of-place concepts inter-relate to give us our sense of place. <text:s/>And particular to this study, there is a big gap in understanding the relationship between place-attachment and place-meaning. <text:s/>Stedman (2008) believes that place-attachment is a function of place-meanings; that our attachment depends on the kinds of meanings we attribute to place. <text:s/>Other authors have yet to confirm or challenge this claim. <text:s/>But we also do not know the full spectrum of factors that influence place-attachment and place-meaning, nor the relative degree of influence. We still don’t understand how different cultures influence these concepts, nor do we know if there are particular place-meanings common to all humans. <text:s/>And who is to say that sense-of-place is a purely human phenomenon...? <text:s/>It seems likely that other species also form attachment to places and attribute meaning to them. <text:s/>But to bring us back specifically to the theoretical gap in which this study fits, we still do not know the role of informational knowledge on place-attachment and place-meanings. <text:s/>Can knowledge deepen place-attachment and open our eyes to new place-meanings? <text:s/></text:span></text:p>
      <text:p text:style-name="p1"><text:span text:style-name="c0"><text:tab/>Another major gap in the literature arises from an ideological perspective. <text:s/>Herman (2008) argues that western ideology promotes a view of the physical environment as being purely mechanistic, with no spiritual or intrinsic values, which is the exact viewpoint taken on by Greider and Garkovich (1994), and others who claim that place-meanings are entirely a social construct. <text:s/>Our understanding of sense-of-place will be incomplete until we consider indigenous and other ideologies as well. <text:s/></text:span></text:p>
      <text:p text:style-name="p4"><text:span text:style-name="c0"><text:tab/>As was mentioned earlier, a number of studies conclude that sense-of-place and it’s constituent concepts, is experienced on a triangular continuum between the self and the social and environmental dimensions of place (). <text:s/>But in addition to the social and environmental dimensions of place, Ardoin (2006) argues that place also has a political-economic dimension that contributes to our sense of place. <text:s/>Economics and politics connect places to other places and actually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span></text:p>
      <text:p text:style-name="p4"><text:span text:style-name="c0"><text:tab/></text:span></text:p>
      <text:p text:style-name="p4"/>
      <text:p text:style-name="p4"><text:span text:style-name="c0"><text:tab/>Vaske and Korbin (2001)</text:span></text:p>
      <text:p text:style-name="p4"><text:span text:style-name="c0"><text:tab/>Clayton (2003)</text:span></text:p>
      <text:p text:style-name="p1"/>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5">METHODOLOGY</text:span></text:p>
      <text:p text:style-name="p4"/>
      <text:p text:style-name="p1"/>
      <text:p text:style-name="p1"/>
      <text:p text:style-name="p1"/>
      <text:p text:style-name="p4"/>
      <text:p text:style-name="p4"><text:span text:style-name="c0">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
      <text:p text:style-name="p4"/>
      <text:p text:style-name="p1"/>
      <text:p text:style-name="p4"/>
      <text:p text:style-name="p4"/>
      <text:p text:style-name="p4"/>
      <text:p text:style-name="p4"/>
      <text:p text:style-name="p1"><text:span text:style-name="c0">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text:span text:style-name="c0"><text:tab/></text:span></text:p>
      <text:p text:style-name="p4"/>
      <text:p text:style-name="p4"/>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Map tools, Web Maps</text:span></text:p>
      <text:p text:style-name="p4"><text:span text:style-name="c0"><text:tab/>There is evidence that direct experiences with nature lead to increases in pro-environmental behavior (e.g., Duerden &amp; Witt 2010), </text:span></text:p>
      <text:p text:style-name="p4"/>
      <text:p text:style-name="p4"><text:span text:style-name="c0">And while in the city, <text:s/>“people spend far more hours in front of video screens than they do walking the land” (Thomashow 2002, 79). </text:span></text:p>
      <text:p text:style-name="p1"><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text:p text:style-name="p1"/>
      <text:p text:style-name="p1"><text:span text:style-name="c0">Place-identity, place-dependence, and place-satisfaction (Stedman 2003a) are also considered to contribute to and help understand our sense-of-place, but I will not be using these concepts in this study. <text:s/></text:span></text:p>
      <text:p text:style-name="p1"/>
      <text:p text:style-name="p1"><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 </text:span></text:p>
      <text:p text:style-name="p1"><text:span text:style-name="c0">Place dependence and identity (Nanzer 2004, etc) seem to be just another aspect of attachment. I see what Kudryavtsev was saying earlier. <text:s/></text:span></text:p>
      <text:p text:style-name="p1"/>
      <text:p text:style-name="p1"/>
      <text:p text:style-name="p4"><text:span text:style-name="c0">PLACE DEPENDENCE AND IDENTITY ARE JUST A TYPE OF PLACE ATTACHMENT, OR DESCRIPTORS OF THE REASON FOR THE ATTACHMENT?</text:span></text:p>
      <text:p text:style-name="p4"/>
      <text:p text:style-name="p4"/>
      <text:p text:style-name="p1"><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1"><text:span text:style-name="c0">And at the individual level, urban nature increases our perception of wellbeing (Hunter 2011), helps us be clear-headed, calm, resilient, retrospective, and benefits other mental and physical health (Kaplan &amp; Kaplan 2005). So perhaps, the success of place-based environmental knowledge is derived from our affinity to our local surroundings and a desire to improve our quality of life. </text:span></text:p>
    </office:text>
  </office:body>
</office:document-content>
</file>